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ixCharacterEncodingFilter.init( FilterConfig filterConfi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FixCharacterEncodingFilter.doFilter( ServletRequest servletRequest , ServletResponse servletResponse , FilterChain filterChai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FixCharacterEncodingFilter.destro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